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884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4.032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016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99">
      <style:text-properties fo:language="en" fo:country="US"/>
    </style:style>
    <style:style style:name="ce4" style:family="table-cell" style:parent-style-name="Default" style:data-style-name="N61">
      <style:text-properties fo:language="en" fo:country="US"/>
    </style:style>
    <style:style style:name="ce5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8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3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ABS([.C2])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ABS([.C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ABS([.C4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9999">
            <text:p>1,9999</text:p>
          </table:table-cell>
          <table:table-cell table:formula="oooc:=ABS([.C5])" office:value-type="float" office:value="1.9999">
            <text:p>1,9999</text:p>
          </table:table-cell>
          <table:table-cell office:value-type="float" office:value="-1.9999">
            <text:p>-1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9999">
            <text:p>1,9999</text:p>
          </table:table-cell>
          <table:table-cell table:formula="oooc:=ABS([.C6])" office:value-type="float" office:value="1.9999">
            <text:p>1,9999</text:p>
          </table:table-cell>
          <table:table-cell office:value-type="float" office:value="1.9999">
            <text:p>1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BS([.C7])" office:value-type="float" office:value="0">
            <text:p>0</text:p>
          </table:table-cell>
          <table:table-cell table:style-name="ce6" office:value-type="boolean" office:boolean-value="false">
            <text:p>ЛОЖЬ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ABS([.C8])" office:value-type="float" office:value="1">
            <text:p>1</text:p>
          </table:table-cell>
          <table:table-cell table:style-name="ce6" office:value-type="boolean" office:boolean-value="true">
            <text:p>ИСТИНА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ABS([.C9])"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ABS([.C10])" office:value-type="float" office:value="4">
            <text:p>4</text:p>
          </table:table-cell>
          <table:table-cell office:value-type="float" office:value="-4">
            <text:p>-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14159265358979">
            <text:p>3,14159</text:p>
          </table:table-cell>
          <table:table-cell table:formula="oooc:=ACOS([.C12])" office:value-type="float" office:value="3.14159265358979">
            <text:p>3,14159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number-columns-repeated="244"/>
        </table:table-row>
        <table:table-row table:style-name="ro2">
          <table:table-cell office:value-type="float" office:value="3.12745040011228">
            <text:p>3,12745</text:p>
          </table:table-cell>
          <table:table-cell table:formula="oooc:=ACOS([.C13])" office:value-type="float" office:value="3.12745040011228">
            <text:p>3,12745</text:p>
          </table:table-cell>
          <table:table-cell office:value-type="float" office:value="-0.9999">
            <text:p>-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0943951023932">
            <text:p>2,0944</text:p>
          </table:table-cell>
          <table:table-cell table:formula="oooc:=ACOS([.C14])" office:value-type="float" office:value="2.0943951023932">
            <text:p>2,0944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89632679506">
            <text:p>1,5709</text:p>
          </table:table-cell>
          <table:table-cell table:formula="oooc:=ACOS([.C15])" office:value-type="float" office:value="1.57089632679506">
            <text:p>1,5709</text:p>
          </table:table-cell>
          <table:table-cell office:value-type="float" office:value="-0.0001">
            <text:p>-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7963267949">
            <text:p>1,5708</text:p>
          </table:table-cell>
          <table:table-cell table:formula="oooc:=ACOS([.C16])" office:value-type="float" office:value="1.5707963267949">
            <text:p>1,570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69632679473">
            <text:p>1,5707</text:p>
          </table:table-cell>
          <table:table-cell table:formula="oooc:=ACOS([.C17])" office:value-type="float" office:value="1.57069632679473">
            <text:p>1,5707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471975511966">
            <text:p>1,0472</text:p>
          </table:table-cell>
          <table:table-cell table:formula="oooc:=ACOS([.C18])" office:value-type="float" office:value="1.0471975511966">
            <text:p>1,0472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14142253477512">
            <text:p>0,01414</text:p>
          </table:table-cell>
          <table:table-cell table:formula="oooc:=ACOS([.C19])" office:value-type="float" office:value="0.0141422534775121">
            <text:p>0,01414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COS([.C20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ACOS([.C21])" office:value-type="float" office:value="0">
            <text:p>#VALUE!</text:p>
          </table:table-cell>
          <table:table-cell office:value-type="float" office:value="-1.0001">
            <text:p>-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COS([.C22])" office:value-type="float" office:value="0">
            <text:p>#VALUE!</text:p>
          </table:table-cell>
          <table:table-cell office:value-type="float" office:value="1.0001">
            <text:p>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COSH([.C24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number-columns-repeated="244"/>
        </table:table-row>
        <table:table-row table:style-name="ro2">
          <table:table-cell office:value-type="float" office:value="1.31695789692482">
            <text:p>1,31696</text:p>
          </table:table-cell>
          <table:table-cell table:formula="oooc:=ACOSH([.C25])" office:value-type="float" office:value="1.31695789692482">
            <text:p>1,31696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76274717403909">
            <text:p>1,76275</text:p>
          </table:table-cell>
          <table:table-cell table:formula="oooc:=ACOSH([.C26])" office:value-type="float" office:value="1.76274717403909">
            <text:p>1,7627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16158094096531">
            <text:p>2,16158</text:p>
          </table:table-cell>
          <table:table-cell table:formula="oooc:=ACOSH([.C27])" office:value-type="float" office:value="2.16158094096531">
            <text:p>2,16158</text:p>
          </table:table-cell>
          <table:table-cell office:value-type="float" office:value="4.4">
            <text:p>4,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06307574609729">
            <text:p>3,06308</text:p>
          </table:table-cell>
          <table:table-cell table:formula="oooc:=ACOSH([.C28])" office:value-type="float" office:value="3.06307574609729">
            <text:p>3,06308</text:p>
          </table:table-cell>
          <table:table-cell office:value-type="float" office:value="10.72">
            <text:p>10,7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70537783121665">
            <text:p>3,70538</text:p>
          </table:table-cell>
          <table:table-cell table:formula="oooc:=ACOSH([.C29])" office:value-type="float" office:value="3.70537783121665">
            <text:p>3,70538</text:p>
          </table:table-cell>
          <table:table-cell office:value-type="float" office:value="20.345">
            <text:p>20,3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.29829236561049">
            <text:p>5,29829</text:p>
          </table:table-cell>
          <table:table-cell table:formula="oooc:=ACOSH([.C30])" office:value-type="float" office:value="5.29829236561049">
            <text:p>5,29829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7.60090220954199">
            <text:p>7,6009</text:p>
          </table:table-cell>
          <table:table-cell table:formula="oooc:=ACOSH([.C31])" office:value-type="float" office:value="7.60090220954199">
            <text:p>7,6009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9.90348755003613">
            <text:p>9,90349</text:p>
          </table:table-cell>
          <table:table-cell table:formula="oooc:=ACOSH([.C32])" office:value-type="float" office:value="9.90348755003613">
            <text:p>9,90349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2060726455052">
            <text:p>12,20607</text:p>
          </table:table-cell>
          <table:table-cell table:formula="oooc:=ACOSH([.C33])" office:value-type="float" office:value="12.2060726455052">
            <text:p>12,20607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4.508657738524">
            <text:p>14,50866</text:p>
          </table:table-cell>
          <table:table-cell table:formula="oooc:=ACOSH([.C34])" office:value-type="float" office:value="14.508657738524">
            <text:p>14,50866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ACOSH([.C35])" office:value-type="float" office:value="0">
            <text:p>Err:502</text:p>
          </table:table-cell>
          <table:table-cell office:value-type="float" office:value="0.98">
            <text:p>0,9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COSH([.C3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1.5707963267949">
            <text:p>-1,5708</text:p>
          </table:table-cell>
          <table:table-cell table:formula="oooc:=ASIN([.C38])" office:value-type="float" office:value="-1.5707963267949">
            <text:p>-1,5708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number-columns-repeated="244"/>
        </table:table-row>
        <table:table-row table:style-name="ro2">
          <table:table-cell office:value-type="float" office:value="-1.55665407331738">
            <text:p>-1,55665</text:p>
          </table:table-cell>
          <table:table-cell table:formula="oooc:=ASIN([.C39])" office:value-type="float" office:value="-1.55665407331738">
            <text:p>-1,55665</text:p>
          </table:table-cell>
          <table:table-cell office:value-type="float" office:value="-0.9999">
            <text:p>-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523598775598299">
            <text:p>-0,5236</text:p>
          </table:table-cell>
          <table:table-cell table:formula="oooc:=ASIN([.C40])" office:value-type="float" office:value="-0.523598775598299">
            <text:p>-0,5236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100000000166667">
            <text:p>-0,0001</text:p>
          </table:table-cell>
          <table:table-cell table:formula="oooc:=ASIN([.C41])" office:value-type="float" office:value="-0.000100000000166667">
            <text:p>-0,0001</text:p>
          </table:table-cell>
          <table:table-cell office:value-type="float" office:value="-0.0001">
            <text:p>-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SIN([.C42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100000000166667">
            <text:p>0,0001</text:p>
          </table:table-cell>
          <table:table-cell table:formula="oooc:=ASIN([.C43])" office:value-type="float" office:value="0.000100000000166667">
            <text:p>0,0001</text:p>
          </table:table-cell>
          <table:table-cell office:value-type="float" office:value="0.0001">
            <text:p>0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23598775598299">
            <text:p>0,5236</text:p>
          </table:table-cell>
          <table:table-cell table:formula="oooc:=ASIN([.C44])" office:value-type="float" office:value="0.523598775598299">
            <text:p>0,5236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5665407331738">
            <text:p>1,55665</text:p>
          </table:table-cell>
          <table:table-cell table:formula="oooc:=ASIN([.C45])" office:value-type="float" office:value="1.55665407331738">
            <text:p>1,55665</text:p>
          </table:table-cell>
          <table:table-cell office:value-type="float" office:value="0.9999">
            <text:p>0,9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7963267949">
            <text:p>1,5708</text:p>
          </table:table-cell>
          <table:table-cell table:formula="oooc:=ASIN([.C46])" office:value-type="float" office:value="1.5707963267949">
            <text:p>1,570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ASIN([.C47])" office:value-type="float" office:value="0">
            <text:p>#VALUE!</text:p>
          </table:table-cell>
          <table:table-cell office:value-type="float" office:value="-1.0001">
            <text:p>-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SIN([.C48])" office:value-type="float" office:value="0">
            <text:p>#VALUE!</text:p>
          </table:table-cell>
          <table:table-cell office:value-type="float" office:value="1.0001">
            <text:p>1,0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SINH([.C5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number-columns-repeated="244"/>
        </table:table-row>
        <table:table-row table:style-name="ro2">
          <table:table-cell office:value-type="float" office:value="0.481211825059603">
            <text:p>0,48121</text:p>
          </table:table-cell>
          <table:table-cell table:formula="oooc:=ASINH([.C51])" office:value-type="float" office:value="0.481211825059603">
            <text:p>0,48121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481211825059603">
            <text:p>-0,48121</text:p>
          </table:table-cell>
          <table:table-cell table:formula="oooc:=ASINH([.C52])" office:value-type="float" office:value="-0.481211825059603">
            <text:p>-0,48121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44363547517881">
            <text:p>1,44364</text:p>
          </table:table-cell>
          <table:table-cell table:formula="oooc:=ASINH([.C53])" office:value-type="float" office:value="1.44363547517881">
            <text:p>1,44364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.44363547517881">
            <text:p>-1,44364</text:p>
          </table:table-cell>
          <table:table-cell table:formula="oooc:=ASINH([.C54])" office:value-type="float" office:value="-1.44363547517881">
            <text:p>-1,44364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81844645923207">
            <text:p>1,81845</text:p>
          </table:table-cell>
          <table:table-cell table:formula="oooc:=ASINH([.C55])" office:value-type="float" office:value="1.81844645923207">
            <text:p>1,8184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31243834127275">
            <text:p>2,31244</text:p>
          </table:table-cell>
          <table:table-cell table:formula="oooc:=ASINH([.C56])" office:value-type="float" office:value="2.31243834127275">
            <text:p>2,3124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99822295029797">
            <text:p>2,99822</text:p>
          </table:table-cell>
          <table:table-cell table:formula="oooc:=ASINH([.C57])" office:value-type="float" office:value="2.99822295029797">
            <text:p>2,99822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.29834236561059">
            <text:p>5,29834</text:p>
          </table:table-cell>
          <table:table-cell table:formula="oooc:=ASINH([.C58])" office:value-type="float" office:value="5.29834236561059">
            <text:p>5,29834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2060726455552">
            <text:p>12,20607</text:p>
          </table:table-cell>
          <table:table-cell table:formula="oooc:=ASINH([.C59])" office:value-type="float" office:value="12.2060726455552">
            <text:p>12,20607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2.2060737621866">
            <text:p>-12,20607</text:p>
          </table:table-cell>
          <table:table-cell table:formula="oooc:=ASINH([.C60])" office:value-type="float" office:value="-12.2060737621866">
            <text:p>-12,20607</text:p>
          </table:table-cell>
          <table:table-cell office:value-type="float" office:value="-100000">
            <text:p>-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1.5707963257949">
            <text:p>-1,5708</text:p>
          </table:table-cell>
          <table:table-cell table:formula="oooc:=ATAN([.C62])" office:value-type="float" office:value="-1.5707963257949">
            <text:p>-1,5708</text:p>
          </table:table-cell>
          <table:table-cell office:value-type="float" office:value="-1000000000">
            <text:p>-1000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number-columns-repeated="244"/>
        </table:table-row>
        <table:table-row table:style-name="ro2">
          <table:table-cell office:value-type="float" office:value="-1.56979632712823">
            <text:p>-1,5698</text:p>
          </table:table-cell>
          <table:table-cell table:formula="oooc:=ATAN([.C63])" office:value-type="float" office:value="-1.56979632712823">
            <text:p>-1,5698</text:p>
          </table:table-cell>
          <table:table-cell office:value-type="float" office:value="-1000">
            <text:p>-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785398163397448">
            <text:p>-0,7854</text:p>
          </table:table-cell>
          <table:table-cell table:formula="oooc:=ATAN([.C64])" office:value-type="float" office:value="-0.785398163397448">
            <text:p>-0,7854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99668652491162">
            <text:p>-0,09967</text:p>
          </table:table-cell>
          <table:table-cell table:formula="oooc:=ATAN([.C65])" office:value-type="float" office:value="-0.099668652491162">
            <text:p>-0,09967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999999666666867">
            <text:p>-0,001</text:p>
          </table:table-cell>
          <table:table-cell table:formula="oooc:=ATAN([.C66])" office:value-type="float" office:value="-0.000999999666666867">
            <text:p>-0,00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TAN([.C6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999999666666867">
            <text:p>0,001</text:p>
          </table:table-cell>
          <table:table-cell table:formula="oooc:=ATAN([.C68])" office:value-type="float" office:value="0.000999999666666867">
            <text:p>0,00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99668652491162">
            <text:p>0,09967</text:p>
          </table:table-cell>
          <table:table-cell table:formula="oooc:=ATAN([.C69])" office:value-type="float" office:value="0.099668652491162">
            <text:p>0,09967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785398163397448">
            <text:p>0,7854</text:p>
          </table:table-cell>
          <table:table-cell table:formula="oooc:=ATAN([.C70])" office:value-type="float" office:value="0.785398163397448">
            <text:p>0,7854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6979632712823">
            <text:p>1,5698</text:p>
          </table:table-cell>
          <table:table-cell table:formula="oooc:=ATAN([.C71])" office:value-type="float" office:value="1.56979632712823">
            <text:p>1,5698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707963257949">
            <text:p>1,5708</text:p>
          </table:table-cell>
          <table:table-cell table:formula="oooc:=ATAN([.C72])" office:value-type="float" office:value="1.5707963257949">
            <text:p>1,5708</text:p>
          </table:table-cell>
          <table:table-cell office:value-type="float" office:value="1000000000">
            <text:p>1000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ATANH([.C7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number-columns-repeated="244"/>
        </table:table-row>
        <table:table-row table:style-name="ro2">
          <table:table-cell office:value-type="float" office:value="0.100335347731076">
            <text:p>0,10034</text:p>
          </table:table-cell>
          <table:table-cell table:formula="oooc:=ATANH([.C75])" office:value-type="float" office:value="0.100335347731076">
            <text:p>0,10034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100335347731076">
            <text:p>-0,10034</text:p>
          </table:table-cell>
          <table:table-cell table:formula="oooc:=ATANH([.C76])" office:value-type="float" office:value="-0.100335347731076">
            <text:p>-0,10034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49306144334055">
            <text:p>0,54931</text:p>
          </table:table-cell>
          <table:table-cell table:formula="oooc:=ATANH([.C77])" office:value-type="float" office:value="0.549306144334055">
            <text:p>0,54931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549306144334055">
            <text:p>-0,54931</text:p>
          </table:table-cell>
          <table:table-cell table:formula="oooc:=ATANH([.C78])" office:value-type="float" office:value="-0.549306144334055">
            <text:p>-0,54931</text:p>
          </table:table-cell>
          <table:table-cell office:value-type="float" office:value="-0.5">
            <text:p>-0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867300527694053">
            <text:p>0,8673</text:p>
          </table:table-cell>
          <table:table-cell table:formula="oooc:=ATANH([.C79])" office:value-type="float" office:value="0.867300527694053">
            <text:p>0,8673</text:p>
          </table:table-cell>
          <table:table-cell office:value-type="float" office:value="0.7">
            <text:p>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867300527694053">
            <text:p>-0,8673</text:p>
          </table:table-cell>
          <table:table-cell table:formula="oooc:=ATANH([.C80])" office:value-type="float" office:value="-0.867300527694053">
            <text:p>-0,8673</text:p>
          </table:table-cell>
          <table:table-cell office:value-type="float" office:value="-0.7">
            <text:p>-0,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+Inf/FE</text:p>
          </table:table-cell>
          <table:table-cell table:formula="oooc:=ATANH([.C81])" office:value-type="float" office:value="0">
            <text:p>Err:5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-Inf/FE</text:p>
          </table:table-cell>
          <table:table-cell table:formula="oooc:=ATANH([.C82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TANH([.C83])" office:value-type="float" office:value="0">
            <text:p>Err:5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ATANH([.C84])" office:value-type="float" office:value="0">
            <text:p>Err:502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2.35619449019234">
            <text:p>-2,35619</text:p>
          </table:table-cell>
          <table:table-cell table:formula="oooc:=ATAN2([.C86];[.D86])" office:value-type="float" office:value="-2.35619449019234">
            <text:p>-2,35619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number-columns-repeated="244"/>
        </table:table-row>
        <table:table-row table:style-name="ro2">
          <table:table-cell office:value-type="float" office:value="-0.785398163397448">
            <text:p>-0,7854</text:p>
          </table:table-cell>
          <table:table-cell table:formula="oooc:=ATAN2([.C87];[.D87])" office:value-type="float" office:value="-0.785398163397448">
            <text:p>-0,78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.5707963267949">
            <text:p>-1,5708</text:p>
          </table:table-cell>
          <table:table-cell table:formula="oooc:=ATAN2([.C88];[.D88])" office:value-type="float" office:value="-1.5707963267949">
            <text:p>-1,5708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35619449019234">
            <text:p>2,35619</text:p>
          </table:table-cell>
          <table:table-cell table:formula="oooc:=ATAN2([.C89];[.D89])" office:value-type="float" office:value="2.35619449019234">
            <text:p>2,356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785398163397448">
            <text:p>0,7854</text:p>
          </table:table-cell>
          <table:table-cell table:formula="oooc:=ATAN2([.C90];[.D90])" office:value-type="float" office:value="0.785398163397448">
            <text:p>0,785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707963267949">
            <text:p>1,5708</text:p>
          </table:table-cell>
          <table:table-cell table:formula="oooc:=ATAN2([.C91];[.D91])" office:value-type="float" office:value="1.5707963267949">
            <text:p>1,57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59265358979">
            <text:p>3,14159</text:p>
          </table:table-cell>
          <table:table-cell table:formula="oooc:=ATAN2([.C92];[.D92])" office:value-type="float" office:value="3.14159265358979">
            <text:p>3,1415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TAN2([.C93];[.D93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ATAN2([.C94];[.D94])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-0.000999999666666867">
            <text:p>-0,001</text:p>
          </table:table-cell>
          <table:table-cell table:formula="oooc:=ATAN2([.C95];[.D95])" office:value-type="float" office:value="-0.000999999666666866">
            <text:p>-0,001</text:p>
          </table:table-cell>
          <table:table-cell office:value-type="float" office:value="1000">
            <text:p>100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0999999666666867">
            <text:p>0,001</text:p>
          </table:table-cell>
          <table:table-cell table:formula="oooc:=ATAN2([.C96];[.D96])" office:value-type="float" office:value="0.000999999666666866">
            <text:p>0,001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GEOMEAN([.C98];[.D98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GEOMEAN([.C99];[.D99])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44948974278318">
            <text:p>2,44949</text:p>
          </table:table-cell>
          <table:table-cell table:formula="oooc:=GEOMEAN([.C100];[.D100])" office:value-type="float" office:value="2.44948974278318">
            <text:p>2,4494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GEOMEAN([.C101];[.D101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72119144780585">
            <text:p>1,72119</text:p>
          </table:table-cell>
          <table:table-cell table:formula="oooc:=GEOMEAN([.C102];[.D102])" office:value-type="float" office:value="1.72119144780585">
            <text:p>1,72119</text:p>
          </table:table-cell>
          <table:table-cell office:value-type="float" office:value="1.25">
            <text:p>1,25</text:p>
          </table:table-cell>
          <table:table-cell office:value-type="float" office:value="2.37">
            <text:p>2,37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GEOMEAN([.C103];[.D10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EOMEAN([.C104];[.D104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GEOMEAN([.C105];[.D105])" office:value-type="float" office:value="0">
            <text:p>Err:502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5">
            <text:p>5</text:p>
          </table:table-cell>
          <table:table-cell table:formula="oooc:=GEOMEAN([.C107];[.D107];[.E107:.F107])" office:value-type="float" office:value="5">
            <text:p>5</text:p>
          </table:table-cell>
          <table:table-cell table:number-columns-repeated="4"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GEOMEAN([.C108];[.D108];[.E108:.F108])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4.94923200383977">
            <text:p>4,94923</text:p>
          </table:table-cell>
          <table:table-cell table:formula="oooc:=GEOMEAN([.C109];[.D109];[.E109:.F109])" office:value-type="float" office:value="4.94923200383977">
            <text:p>4,949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HARMEAN([.C111];[.D111])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HARMEAN([.C112];[.D112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2">
            <text:p>3,2</text:p>
          </table:table-cell>
          <table:table-cell table:formula="oooc:=HARMEAN([.C113];[.D113])" office:value-type="float" office:value="3.2">
            <text:p>3,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66666666666667">
            <text:p>2,66667</text:p>
          </table:table-cell>
          <table:table-cell table:formula="oooc:=HARMEAN([.C114];[.D114])" office:value-type="float" office:value="2.66666666666667">
            <text:p>2,6666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63674033149171">
            <text:p>1,63674</text:p>
          </table:table-cell>
          <table:table-cell table:formula="oooc:=HARMEAN([.C115];[.D115])" office:value-type="float" office:value="1.63674033149171">
            <text:p>1,63674</text:p>
          </table:table-cell>
          <table:table-cell office:value-type="float" office:value="1.25">
            <text:p>1,25</text:p>
          </table:table-cell>
          <table:table-cell office:value-type="float" office:value="2.37">
            <text:p>2,37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HARMEAN([.C116];[.D116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ARMEAN([.C117];[.D117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ARMEAN([.C118];[.D118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.2">
            <text:p>3,2</text:p>
          </table:table-cell>
          <table:table-cell table:formula="oooc:=HARMEAN([.C120];[.D120];[.E120:.F120])" office:value-type="float" office:value="3.2">
            <text:p>3,2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20689655172414">
            <text:p>2,2069</text:p>
          </table:table-cell>
          <table:table-cell table:formula="oooc:=HARMEAN([.C121];[.D121];[.E121:.F121])" office:value-type="float" office:value="2.20689655172414">
            <text:p>2,206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.66666666666667">
            <text:p>2,66667</text:p>
          </table:table-cell>
          <table:table-cell table:formula="oooc:=HARMEAN([.C122];[.D122];[.E122:.F122])" office:value-type="float" office:value="2.66666666666667">
            <text:p>2,666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">
            <text:p>2</text:p>
          </table:table-cell>
          <table:table-cell table:formula="oooc:=PERMUT([.C124];[.D124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PERMUT([.C125];[.D125])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ERMUT([.C126];[.D126])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3">
            <text:p>1,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520">
            <text:p>2520</text:p>
          </table:table-cell>
          <table:table-cell table:formula="oooc:=PERMUT([.C127];[.D127])" office:value-type="float" office:value="2520">
            <text:p>25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PERMUT([.C128];[.D128])" office:value-type="float" office:value="6">
            <text:p>6</text:p>
          </table:table-cell>
          <table:table-cell office:value-type="float" office:value="3.4">
            <text:p>3,4</text:p>
          </table:table-cell>
          <table:table-cell office:value-type="float" office:value="2.1">
            <text:p>2,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MUT([.C129];[.D129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PERMUT([.C130];[.D13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PERMUT([.C131];[.D131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MUT([.C132];[.D132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PERMUT([.C133];[.D13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lt;1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number-columns-repeated="244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lt;1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3"/>
          <table:table-cell office:value-type="string">
            <text:p>double, BigDecimal, long</text:p>
          </table:table-cell>
          <table:table-cell table:number-columns-repeated="242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gt;0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RAND()&gt;0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((RAND()+RAND()+RAND()+RAND()+RAND()+RAND()+RAND()+RAND()+RAND()+RAND())/10)&gt;0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true">
            <text:p>ИСТИНА</text:p>
          </table:table-cell>
          <table:table-cell table:formula="oooc:=((RAND()+RAND()+RAND()+RAND()+RAND()+RAND()+RAND()+RAND()+RAND()+RAND())/10)&lt;1" office:value-type="boolean" office:boolean-value="true">
            <text:p>ИСТИНА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RAND()=RAND()" office:value-type="boolean" office:boolean-value="false">
            <text:p>ЛОЖЬ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style-name="ce3" office:value-type="boolean" office:boolean-value="false">
            <text:p>ЛОЖЬ</text:p>
          </table:table-cell>
          <table:table-cell table:formula="oooc:=RAND()=RAND()" office:value-type="boolean" office:boolean-value="false">
            <text:p>ЛОЖЬ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936752127533139">
            <text:p>0,93675</text:p>
          </table:table-cell>
          <table:table-cell table:formula="oooc:=COS([.C144])" office:value-type="float" office:value="0.936752127533145">
            <text:p>0,93675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number-columns-repeated="244"/>
        </table:table-row>
        <table:table-row table:style-name="ro2">
          <table:table-cell office:value-type="float" office:value="-0.999999999973015">
            <text:p>-1</text:p>
          </table:table-cell>
          <table:table-cell table:formula="oooc:=COS([.C145])" office:value-type="float" office:value="-0.999999999973015">
            <text:p>-1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9996479">
            <text:p>-1</text:p>
          </table:table-cell>
          <table:table-cell table:formula="oooc:=COS([.C146])" office:value-type="float" office:value="-0.999999999996479">
            <text:p>-1</text:p>
          </table:table-cell>
          <table:table-cell office:value-type="float" office:value="-3.14159">
            <text:p>-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5004165278026">
            <text:p>0,995</text:p>
          </table:table-cell>
          <table:table-cell table:formula="oooc:=COS([.C147])" office:value-type="float" office:value="0.995004165278026">
            <text:p>0,995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500000042">
            <text:p>1</text:p>
          </table:table-cell>
          <table:table-cell table:formula="oooc:=COS([.C148])" office:value-type="float" office:value="0.999999500000042">
            <text:p>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S([.C149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500000042">
            <text:p>1</text:p>
          </table:table-cell>
          <table:table-cell table:formula="oooc:=COS([.C150])" office:value-type="float" office:value="0.999999500000042">
            <text:p>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5004165278026">
            <text:p>0,995</text:p>
          </table:table-cell>
          <table:table-cell table:formula="oooc:=COS([.C151])" office:value-type="float" office:value="0.995004165278026">
            <text:p>0,99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9996479">
            <text:p>-1</text:p>
          </table:table-cell>
          <table:table-cell table:formula="oooc:=COS([.C152])" office:value-type="float" office:value="-0.999999999996479">
            <text:p>-1</text:p>
          </table:table-cell>
          <table:table-cell office:value-type="float" office:value="3.14159">
            <text:p>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9973015">
            <text:p>-1</text:p>
          </table:table-cell>
          <table:table-cell table:formula="oooc:=COS([.C153])" office:value-type="float" office:value="-0.999999999973015">
            <text:p>-1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36752127533139">
            <text:p>0,93675</text:p>
          </table:table-cell>
          <table:table-cell table:formula="oooc:=COS([.C154])" office:value-type="float" office:value="0.936752127533145">
            <text:p>0,93675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OSH([.C156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number-columns-repeated="244"/>
        </table:table-row>
        <table:table-row table:style-name="ro2">
          <table:table-cell office:value-type="float" office:value="1.54308063481524">
            <text:p>1,54308</text:p>
          </table:table-cell>
          <table:table-cell table:formula="oooc:=COSH([.C157])" office:value-type="float" office:value="1.54308063481524">
            <text:p>1,5430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76219569108363">
            <text:p>3,7622</text:p>
          </table:table-cell>
          <table:table-cell table:formula="oooc:=COSH([.C158])" office:value-type="float" office:value="3.76219569108363">
            <text:p>3,762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76219569108363">
            <text:p>3,7622</text:p>
          </table:table-cell>
          <table:table-cell table:formula="oooc:=COSH([.C159])" office:value-type="float" office:value="3.76219569108363">
            <text:p>3,762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34405857090807E+043">
            <text:p>1,34406E+043</text:p>
          </table:table-cell>
          <table:table-cell table:formula="oooc:=COSH([.C160])" office:value-type="float" office:value="1.34405857090807E+043">
            <text:p>1,34406E+043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88651015046497E+260">
            <text:p>1,88651E+260</text:p>
          </table:table-cell>
          <table:table-cell table:formula="oooc:=COSH([.C161])" office:value-type="float" office:value="1.88651015046497E+260">
            <text:p>1,88651E+260</text:p>
          </table:table-cell>
          <table:table-cell office:value-type="float" office:value="600">
            <text:p>6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88651015046497E+260">
            <text:p>1,88651E+260</text:p>
          </table:table-cell>
          <table:table-cell table:formula="oooc:=COSH([.C162])" office:value-type="float" office:value="1.88651015046497E+260">
            <text:p>1,88651E+260</text:p>
          </table:table-cell>
          <table:table-cell office:value-type="float" office:value="-600">
            <text:p>-6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IGN([.C16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SIGN([.C165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IGN([.C166])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SIGN([.C167]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SIGN([.C168])" office:value-type="float" office:value="-1">
            <text:p>-1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IGN([.C169])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SIGN([.C170])" office:value-type="float" office:value="-1">
            <text:p>-1</text:p>
          </table:table-cell>
          <table:table-cell office:value-type="float" office:value="-10000">
            <text:p>-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49993502171308">
            <text:p>0,34999</text:p>
          </table:table-cell>
          <table:table-cell table:formula="oooc:=SIN([.C172])" office:value-type="float" office:value="0.349993502171293">
            <text:p>0,34999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number-columns-repeated="244"/>
        </table:table-row>
        <table:table-row table:style-name="ro2">
          <table:table-cell office:value-type="float" office:value="0.00000734641020664354">
            <text:p>0,00001</text:p>
          </table:table-cell>
          <table:table-cell table:formula="oooc:=SIN([.C173])" office:value-type="float" office:value="0.00000734641020664359">
            <text:p>0,00001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265358979335278">
            <text:p>0</text:p>
          </table:table-cell>
          <table:table-cell table:formula="oooc:=SIN([.C174])" office:value-type="float" office:value="-0.00000265358979335273">
            <text:p>0</text:p>
          </table:table-cell>
          <table:table-cell office:value-type="float" office:value="-3.14159">
            <text:p>-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998334166468282">
            <text:p>-0,09983</text:p>
          </table:table-cell>
          <table:table-cell table:formula="oooc:=SIN([.C175])" office:value-type="float" office:value="-0.0998334166468282">
            <text:p>-0,09983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999999833333342">
            <text:p>-0,001</text:p>
          </table:table-cell>
          <table:table-cell table:formula="oooc:=SIN([.C176])" office:value-type="float" office:value="-0.000999999833333342">
            <text:p>-0,00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IN([.C17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999999833333342">
            <text:p>0,001</text:p>
          </table:table-cell>
          <table:table-cell table:formula="oooc:=SIN([.C178])" office:value-type="float" office:value="0.000999999833333342">
            <text:p>0,00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998334166468282">
            <text:p>0,09983</text:p>
          </table:table-cell>
          <table:table-cell table:formula="oooc:=SIN([.C179])" office:value-type="float" office:value="0.0998334166468282">
            <text:p>0,0998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265358979335278">
            <text:p>0</text:p>
          </table:table-cell>
          <table:table-cell table:formula="oooc:=SIN([.C180])" office:value-type="float" office:value="0.00000265358979335273">
            <text:p>0</text:p>
          </table:table-cell>
          <table:table-cell office:value-type="float" office:value="3.14159">
            <text:p>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734641020664354">
            <text:p>-0,00001</text:p>
          </table:table-cell>
          <table:table-cell table:formula="oooc:=SIN([.C181])" office:value-type="float" office:value="-0.00000734641020664359">
            <text:p>-0,00001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349993502171308">
            <text:p>-0,34999</text:p>
          </table:table-cell>
          <table:table-cell table:formula="oooc:=SIN([.C182])" office:value-type="float" office:value="-0.349993502171293">
            <text:p>-0,34999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SINH([.C18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number-columns-repeated="244"/>
        </table:table-row>
        <table:table-row table:style-name="ro2">
          <table:table-cell office:value-type="float" office:value="1.1752011936438">
            <text:p>1,1752</text:p>
          </table:table-cell>
          <table:table-cell table:formula="oooc:=SINH([.C185])" office:value-type="float" office:value="1.1752011936438">
            <text:p>1,175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1.5302920304101">
            <text:p>11,53029</text:p>
          </table:table-cell>
          <table:table-cell table:formula="oooc:=SINH([.C186])" office:value-type="float" office:value="11.5302920304101">
            <text:p>11,53029</text:p>
          </table:table-cell>
          <table:table-cell office:value-type="float" office:value="3.14">
            <text:p>3,1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.1752011936438">
            <text:p>-1,1752</text:p>
          </table:table-cell>
          <table:table-cell table:formula="oooc:=SINH([.C187])" office:value-type="float" office:value="-1.1752011936438">
            <text:p>-1,175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74.2032105777888">
            <text:p>-74,20321</text:p>
          </table:table-cell>
          <table:table-cell table:formula="oooc:=SINH([.C188])" office:value-type="float" office:value="-74.2032105777888">
            <text:p>-74,20321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34405857090807E+043">
            <text:p>1,34406E+043</text:p>
          </table:table-cell>
          <table:table-cell table:formula="oooc:=SINH([.C189])" office:value-type="float" office:value="1.34405857090807E+043">
            <text:p>1,34406E+043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61298688406287E+086">
            <text:p>3,61299E+086</text:p>
          </table:table-cell>
          <table:table-cell table:formula="oooc:=SINH([.C190])" office:value-type="float" office:value="3.61298688406287E+086">
            <text:p>3,61299E+086</text:p>
          </table:table-cell>
          <table:table-cell office:value-type="float" office:value="200">
            <text:p>2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3.61298688406287E+086">
            <text:p>-3,61299E+086</text:p>
          </table:table-cell>
          <table:table-cell table:formula="oooc:=SINH([.C191])" office:value-type="float" office:value="-3.61298688406287E+086">
            <text:p>-3,61299E+086</text:p>
          </table:table-cell>
          <table:table-cell office:value-type="float" office:value="-200">
            <text:p>-2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51997489868089E+043">
            <text:p>1,51997E+043</text:p>
          </table:table-cell>
          <table:table-cell table:formula="oooc:=SINH([.C192])" office:value-type="float" office:value="1.51997489868089E+043">
            <text:p>1,51997E+043</text:p>
          </table:table-cell>
          <table:table-cell office:value-type="float" office:value="100.123">
            <text:p>100,12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.10920373077749E+307">
            <text:p>4,10920E+307</text:p>
          </table:table-cell>
          <table:table-cell table:formula="oooc:=SINH([.C193])" office:value-type="float" office:value="4.10920373077749E+307">
            <text:p>4,10920E+307</text:p>
          </table:table-cell>
          <table:table-cell office:value-type="float" office:value="709">
            <text:p>7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4" office:value-type="string">
            <text:p>(sinh 710)</text:p>
          </table:table-cell>
          <table:table-cell table:formula="oooc:=SINH([.C194])" office:value-type="float" office:value="1.11699738308086E+308">
            <text:p>1,11700E+308</text:p>
          </table:table-cell>
          <table:table-cell office:value-type="float" office:value="710">
            <text:p>7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373624453987617">
            <text:p>0,37362</text:p>
          </table:table-cell>
          <table:table-cell table:formula="oooc:=TAN([.C196])" office:value-type="float" office:value="0.373624453987599">
            <text:p>0,37362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number-columns-repeated="244"/>
        </table:table-row>
        <table:table-row table:style-name="ro2">
          <table:table-cell office:value-type="float" office:value="-0.00000734641020684178">
            <text:p>-0,00001</text:p>
          </table:table-cell>
          <table:table-cell table:formula="oooc:=TAN([.C197])" office:value-type="float" office:value="-0.00000734641020684183">
            <text:p>-0,00001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265358979336212">
            <text:p>0</text:p>
          </table:table-cell>
          <table:table-cell table:formula="oooc:=TAN([.C198])" office:value-type="float" office:value="0.00000265358979336207">
            <text:p>0</text:p>
          </table:table-cell>
          <table:table-cell office:value-type="float" office:value="-3.14159">
            <text:p>-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100334672085451">
            <text:p>-0,10033</text:p>
          </table:table-cell>
          <table:table-cell table:formula="oooc:=TAN([.C199])" office:value-type="float" office:value="-0.100334672085451">
            <text:p>-0,10033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100000033333347">
            <text:p>-0,001</text:p>
          </table:table-cell>
          <table:table-cell table:formula="oooc:=TAN([.C200])" office:value-type="float" office:value="-0.00100000033333347">
            <text:p>-0,00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AN([.C20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00000033333347">
            <text:p>0,001</text:p>
          </table:table-cell>
          <table:table-cell table:formula="oooc:=TAN([.C202])" office:value-type="float" office:value="0.00100000033333347">
            <text:p>0,00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00334672085451">
            <text:p>0,10033</text:p>
          </table:table-cell>
          <table:table-cell table:formula="oooc:=TAN([.C203])" office:value-type="float" office:value="0.100334672085451">
            <text:p>0,10033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265358979336212">
            <text:p>0</text:p>
          </table:table-cell>
          <table:table-cell table:formula="oooc:=TAN([.C204])" office:value-type="float" office:value="-0.00000265358979336207">
            <text:p>0</text:p>
          </table:table-cell>
          <table:table-cell office:value-type="float" office:value="3.14159">
            <text:p>3,141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000734641020684178">
            <text:p>0,00001</text:p>
          </table:table-cell>
          <table:table-cell table:formula="oooc:=TAN([.C205])" office:value-type="float" office:value="0.00000734641020684183">
            <text:p>0,00001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373624453987617">
            <text:p>-0,37362</text:p>
          </table:table-cell>
          <table:table-cell table:formula="oooc:=TAN([.C206])" office:value-type="float" office:value="-0.373624453987599">
            <text:p>-0,37362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TANH([.C20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number-columns-repeated="244"/>
        </table:table-row>
        <table:table-row table:style-name="ro2">
          <table:table-cell office:value-type="float" office:value="0.761594155955765">
            <text:p>0,76159</text:p>
          </table:table-cell>
          <table:table-cell table:formula="oooc:=TANH([.C209])" office:value-type="float" office:value="0.761594155955765">
            <text:p>0,76159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761594155955765">
            <text:p>-0,76159</text:p>
          </table:table-cell>
          <table:table-cell table:formula="oooc:=TANH([.C210])" office:value-type="float" office:value="-0.761594155955765">
            <text:p>-0,76159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999995877693">
            <text:p>1</text:p>
          </table:table-cell>
          <table:table-cell table:formula="oooc:=TANH([.C211])" office:value-type="float" office:value="0.999999995877693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9999995877693">
            <text:p>-1</text:p>
          </table:table-cell>
          <table:table-cell table:formula="oooc:=TANH([.C212])" office:value-type="float" office:value="-0.999999995877693">
            <text:p>-1</text:p>
          </table:table-cell>
          <table:table-cell office:value-type="float" office:value="-10">
            <text:p>-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TANH([.C213])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TANH([.C214])" office:value-type="float" office:value="-1">
            <text:p>-1</text:p>
          </table:table-cell>
          <table:table-cell office:value-type="float" office:value="-100">
            <text:p>-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TANH([.C215])" office:value-type="float" office:value="1">
            <text:p>1</text:p>
          </table:table-cell>
          <table:table-cell office:value-type="float" office:value="10000">
            <text:p>1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TANH([.C216])" office:value-type="float" office:value="-1">
            <text:p>-1</text:p>
          </table:table-cell>
          <table:table-cell office:value-type="float" office:value="-1000">
            <text:p>-1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7282960099142">
            <text:p>0,99728</text:p>
          </table:table-cell>
          <table:table-cell table:formula="oooc:=TANH([.C217])" office:value-type="float" office:value="0.997282960099142">
            <text:p>0,99728</text:p>
          </table:table-cell>
          <table:table-cell office:value-type="float" office:value="3.3">
            <text:p>3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997282960099142">
            <text:p>-0,99728</text:p>
          </table:table-cell>
          <table:table-cell table:formula="oooc:=TANH([.C218])" office:value-type="float" office:value="-0.997282960099142">
            <text:p>-0,99728</text:p>
          </table:table-cell>
          <table:table-cell office:value-type="float" office:value="-3.3">
            <text:p>-3,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57295779.5130823">
            <text:p>-57295779,51308</text:p>
          </table:table-cell>
          <table:table-cell table:formula="oooc:=DEGREES([.C220])" office:value-type="float" office:value="-57295779.5130823">
            <text:p>-57295779,51308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number-columns-repeated="244"/>
        </table:table-row>
        <table:table-row table:style-name="ro2">
          <table:table-cell office:value-type="float" office:value="-180.000420918299">
            <text:p>-180,00042</text:p>
          </table:table-cell>
          <table:table-cell table:formula="oooc:=DEGREES([.C221])" office:value-type="float" office:value="-180.000420918299">
            <text:p>-180,00042</text:p>
          </table:table-cell>
          <table:table-cell office:value-type="float" office:value="-3.1416">
            <text:p>-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79.994691340348">
            <text:p>-179,99469</text:p>
          </table:table-cell>
          <table:table-cell table:formula="oooc:=DEGREES([.C222])" office:value-type="float" office:value="-179.994691340348">
            <text:p>-179,99469</text:p>
          </table:table-cell>
          <table:table-cell office:value-type="float" office:value="-3.1415">
            <text:p>-3,14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5.72957795130823">
            <text:p>-5,72958</text:p>
          </table:table-cell>
          <table:table-cell table:formula="oooc:=DEGREES([.C223])" office:value-type="float" office:value="-5.72957795130823">
            <text:p>-5,72958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572957795130823">
            <text:p>-0,0573</text:p>
          </table:table-cell>
          <table:table-cell table:formula="oooc:=DEGREES([.C224])" office:value-type="float" office:value="-0.0572957795130823">
            <text:p>-0,0573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DEGREES([.C2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572957795130823">
            <text:p>0,0573</text:p>
          </table:table-cell>
          <table:table-cell table:formula="oooc:=DEGREES([.C226])" office:value-type="float" office:value="0.0572957795130823">
            <text:p>0,057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.72957795130823">
            <text:p>5,72958</text:p>
          </table:table-cell>
          <table:table-cell table:formula="oooc:=DEGREES([.C227])" office:value-type="float" office:value="5.72957795130823">
            <text:p>5,72958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79.994691340348">
            <text:p>179,99469</text:p>
          </table:table-cell>
          <table:table-cell table:formula="oooc:=DEGREES([.C228])" office:value-type="float" office:value="179.994691340348">
            <text:p>179,99469</text:p>
          </table:table-cell>
          <table:table-cell office:value-type="float" office:value="3.1415">
            <text:p>3,14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80.000420918299">
            <text:p>180,00042</text:p>
          </table:table-cell>
          <table:table-cell table:formula="oooc:=DEGREES([.C229])" office:value-type="float" office:value="180.000420918299">
            <text:p>180,00042</text:p>
          </table:table-cell>
          <table:table-cell office:value-type="float" office:value="3.1416">
            <text:p>3,141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7295779.5130823">
            <text:p>57295779,51308</text:p>
          </table:table-cell>
          <table:table-cell table:formula="oooc:=DEGREES([.C230])" office:value-type="float" office:value="57295779.5130823">
            <text:p>57295779,51308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17453.2925199433">
            <text:p>-17453,29252</text:p>
          </table:table-cell>
          <table:table-cell table:formula="oooc:=RADIANS([.C232])" office:value-type="float" office:value="-17453.2925199433">
            <text:p>-17453,29252</text:p>
          </table:table-cell>
          <table:table-cell office:value-type="float" office:value="-1000000">
            <text:p>-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number-columns-repeated="244"/>
        </table:table-row>
        <table:table-row table:style-name="ro2">
          <table:table-cell office:value-type="float" office:value="-6.28318530717959">
            <text:p>-6,28319</text:p>
          </table:table-cell>
          <table:table-cell table:formula="oooc:=RADIANS([.C233])" office:value-type="float" office:value="-6.28318530717959">
            <text:p>-6,28319</text:p>
          </table:table-cell>
          <table:table-cell office:value-type="float" office:value="-360">
            <text:p>-36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-3.14159265358979">
            <text:p>-3,14159</text:p>
          </table:table-cell>
          <table:table-cell table:formula="oooc:=RADIANS([.C234])" office:value-type="float" office:value="-3.14159265358979">
            <text:p>-3,14159</text:p>
          </table:table-cell>
          <table:table-cell office:value-type="float" office:value="-180">
            <text:p>-18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523598775598299">
            <text:p>-0,5236</text:p>
          </table:table-cell>
          <table:table-cell table:formula="oooc:=RADIANS([.C235])" office:value-type="float" office:value="-0.523598775598299">
            <text:p>-0,5236</text:p>
          </table:table-cell>
          <table:table-cell office:value-type="float" office:value="-30">
            <text:p>-3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174532925199433">
            <text:p>-0,00175</text:p>
          </table:table-cell>
          <table:table-cell table:formula="oooc:=RADIANS([.C236])" office:value-type="float" office:value="-0.00174532925199433">
            <text:p>-0,00175</text:p>
          </table:table-cell>
          <table:table-cell office:value-type="float" office:value="-0.1">
            <text:p>-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RADIANS([.C23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174532925199433">
            <text:p>0,00175</text:p>
          </table:table-cell>
          <table:table-cell table:formula="oooc:=RADIANS([.C238])" office:value-type="float" office:value="0.00174532925199433">
            <text:p>0,00175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23598775598299">
            <text:p>0,5236</text:p>
          </table:table-cell>
          <table:table-cell table:formula="oooc:=RADIANS([.C239])" office:value-type="float" office:value="0.523598775598299">
            <text:p>0,5236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14159265358979">
            <text:p>3,14159</text:p>
          </table:table-cell>
          <table:table-cell table:formula="oooc:=RADIANS([.C240])" office:value-type="float" office:value="3.14159265358979">
            <text:p>3,14159</text:p>
          </table:table-cell>
          <table:table-cell office:value-type="float" office:value="180">
            <text:p>18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.28318530717959">
            <text:p>6,28319</text:p>
          </table:table-cell>
          <table:table-cell table:formula="oooc:=RADIANS([.C241])" office:value-type="float" office:value="6.28318530717959">
            <text:p>6,28319</text:p>
          </table:table-cell>
          <table:table-cell office:value-type="float" office:value="360">
            <text:p>36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7453.2925199433">
            <text:p>17453,29252</text:p>
          </table:table-cell>
          <table:table-cell table:formula="oooc:=RADIANS([.C242])" office:value-type="float" office:value="17453.2925199433">
            <text:p>17453,29252</text:p>
          </table:table-cell>
          <table:table-cell office:value-type="float" office:value="1000000">
            <text:p>1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3">
          <table:table-cell office:value-type="float" office:value="3.14159265358979">
            <text:p>3,14159</text:p>
          </table:table-cell>
          <table:table-cell table:formula="oooc:=PI()" office:value-type="float" office:value="3.14159265358979">
            <text:p>3,14159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number-columns-repeated="244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CEILING([.C246];[.D24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number-columns-repeated="244"/>
        </table:table-row>
        <table:table-row table:style-name="ro4">
          <table:table-cell office:value-type="float" office:value="0.03">
            <text:p>0,03</text:p>
          </table:table-cell>
          <table:table-cell table:formula="oooc:=CEILING([.C247];[.D247])" office:value-type="float" office:value="0.03">
            <text:p>0,03</text:p>
          </table:table-cell>
          <table:table-cell office:value-type="float" office:value="0.02999">
            <text:p>0,02999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3">
            <text:p>0,03</text:p>
          </table:table-cell>
          <table:table-cell table:formula="oooc:=CEILING([.C248];[.D248])" office:value-type="float" office:value="0.03">
            <text:p>0,03</text:p>
          </table:table-cell>
          <table:table-cell table:number-columns-repeated="2"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6">
            <text:p>0,06</text:p>
          </table:table-cell>
          <table:table-cell table:formula="oooc:=CEILING([.C249];[.D249])" office:value-type="float" office:value="0.06">
            <text:p>0,06</text:p>
          </table:table-cell>
          <table:table-cell office:value-type="float" office:value="0.03001">
            <text:p>0,03001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640000">
            <text:p>640000</text:p>
          </table:table-cell>
          <table:table-cell table:formula="oooc:=CEILING([.C250];[.D250])" office:value-type="float" office:value="640000">
            <text:p>640000</text:p>
          </table:table-cell>
          <table:table-cell office:value-type="float" office:value="512000.1">
            <text:p>512000,1</text:p>
          </table:table-cell>
          <table:table-cell office:value-type="float" office:value="128000">
            <text:p>12800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CEILING([.C251];[.D25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03">
            <text:p>-0,03</text:p>
          </table:table-cell>
          <table:table-cell table:formula="oooc:=CEILING([.C252];[.D252])" office:value-type="float" office:value="0">
            <text:p>0</text:p>
          </table:table-cell>
          <table:table-cell office:value-type="float" office:value="-0.02999">
            <text:p>-0,02999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06">
            <text:p>-0,06</text:p>
          </table:table-cell>
          <table:table-cell table:formula="oooc:=CEILING([.C253];[.D253])" office:value-type="float" office:value="-0.03">
            <text:p>-0,03</text:p>
          </table:table-cell>
          <table:table-cell office:value-type="float" office:value="-0.03001">
            <text:p>-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EILING([.C254];[.D254])" office:value-type="float" office:value="0">
            <text:p>Err:502</text:p>
          </table:table-cell>
          <table:table-cell office:value-type="float" office:value="0.03001">
            <text:p>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FLOOR([.C256];[.D25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FLOOR([.C257];[.D257])" office:value-type="float" office:value="0">
            <text:p>0</text:p>
          </table:table-cell>
          <table:table-cell office:value-type="float" office:value="0.02999">
            <text:p>0,02999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0.03">
            <text:p>0,03</text:p>
          </table:table-cell>
          <table:table-cell table:formula="oooc:=FLOOR([.C258];[.D258])" office:value-type="float" office:value="0.03">
            <text:p>0,03</text:p>
          </table:table-cell>
          <table:table-cell table:number-columns-repeated="2"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3">
            <text:p>0,03</text:p>
          </table:table-cell>
          <table:table-cell table:formula="oooc:=FLOOR([.C259];[.D259])" office:value-type="float" office:value="0.03">
            <text:p>0,03</text:p>
          </table:table-cell>
          <table:table-cell office:value-type="float" office:value="0.03001">
            <text:p>0,03001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12000">
            <text:p>512000</text:p>
          </table:table-cell>
          <table:table-cell table:formula="oooc:=FLOOR([.C260];[.D260])" office:value-type="float" office:value="512000">
            <text:p>512000</text:p>
          </table:table-cell>
          <table:table-cell office:value-type="float" office:value="639999.9">
            <text:p>639999,9</text:p>
          </table:table-cell>
          <table:table-cell office:value-type="float" office:value="128000">
            <text:p>12800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FLOOR([.C261];[.D26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FLOOR([.C262];[.D262])" office:value-type="float" office:value="-0.03">
            <text:p>-0,03</text:p>
          </table:table-cell>
          <table:table-cell office:value-type="float" office:value="-0.02999">
            <text:p>-0,02999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03">
            <text:p>-0,03</text:p>
          </table:table-cell>
          <table:table-cell table:formula="oooc:=FLOOR([.C263];[.D263])" office:value-type="float" office:value="-0.06">
            <text:p>-0,06</text:p>
          </table:table-cell>
          <table:table-cell office:value-type="float" office:value="-0.03001">
            <text:p>-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FLOOR([.C264];[.D264])" office:value-type="float" office:value="0">
            <text:p>Err:502</text:p>
          </table:table-cell>
          <table:table-cell office:value-type="float" office:value="0.03001">
            <text:p>0,03001</text:p>
          </table:table-cell>
          <table:table-cell office:value-type="float" office:value="-0.03">
            <text:p>-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2">
            <text:p>12</text:p>
          </table:table-cell>
          <table:table-cell table:formula="oooc:=ROUND([.C266];[.D266])" office:value-type="float" office:value="12">
            <text:p>12</text:p>
          </table:table-cell>
          <table:table-cell office:value-type="float" office:value="12.0049">
            <text:p>12,004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number-columns-repeated="244"/>
        </table:table-row>
        <table:table-row table:style-name="ro2">
          <table:table-cell office:value-type="float" office:value="12.01">
            <text:p>12,01</text:p>
          </table:table-cell>
          <table:table-cell table:formula="oooc:=ROUND([.C267];[.D267])" office:value-type="float" office:value="12.01">
            <text:p>12,01</text:p>
          </table:table-cell>
          <table:table-cell office:value-type="float" office:value="12.005">
            <text:p>12,00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ROUND([.C268];[.D268])" office:value-type="float" office:value="13">
            <text:p>13</text:p>
          </table:table-cell>
          <table:table-cell office:value-type="float" office:value="12.999">
            <text:p>12,99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ROUND([.C269];[.D269])" office:value-type="float" office:value="12">
            <text:p>12</text:p>
          </table:table-cell>
          <table:table-cell office:value-type="float" office:value="12.0001">
            <text:p>12,0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-12">
            <text:p>-12</text:p>
          </table:table-cell>
          <table:table-cell table:formula="oooc:=ROUND([.C270];[.D270])" office:value-type="float" office:value="-12">
            <text:p>-12</text:p>
          </table:table-cell>
          <table:table-cell office:value-type="float" office:value="-12.0049">
            <text:p>-12,004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.01">
            <text:p>-12,01</text:p>
          </table:table-cell>
          <table:table-cell table:formula="oooc:=ROUND([.C271];[.D271])" office:value-type="float" office:value="-12.01">
            <text:p>-12,01</text:p>
          </table:table-cell>
          <table:table-cell office:value-type="float" office:value="-12.005">
            <text:p>-12,00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3">
            <text:p>-13</text:p>
          </table:table-cell>
          <table:table-cell table:formula="oooc:=ROUND([.C272];[.D272])" office:value-type="float" office:value="-13">
            <text:p>-13</text:p>
          </table:table-cell>
          <table:table-cell office:value-type="float" office:value="-12.999">
            <text:p>-12,99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ROUND([.C273];[.D273])" office:value-type="float" office:value="-12">
            <text:p>-12</text:p>
          </table:table-cell>
          <table:table-cell office:value-type="float" office:value="-12.0001">
            <text:p>-12,0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300">
            <text:p>12300</text:p>
          </table:table-cell>
          <table:table-cell table:formula="oooc:=ROUND([.C274];[.D274])" office:value-type="float" office:value="12300">
            <text:p>12300</text:p>
          </table:table-cell>
          <table:table-cell office:value-type="float" office:value="12345">
            <text:p>12345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 table:number-columns-repeated="245"/>
        </table:table-row>
        <table:table-row table:style-name="ro2">
          <table:table-cell office:value-type="float" office:value="10000">
            <text:p>10000</text:p>
          </table:table-cell>
          <table:table-cell table:formula="oooc:=ROUND([.C275];[.D275])" office:value-type="float" office:value="10000">
            <text:p>10000</text:p>
          </table:table-cell>
          <table:table-cell office:value-type="float" office:value="12345">
            <text:p>12345</text:p>
          </table:table-cell>
          <table:table-cell office:value-type="float" office:value="-4">
            <text:p>-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3">
            <text:p>3</text:p>
          </table:table-cell>
          <table:table-cell table:formula="oooc:=ROUNDDOWN([.C277];[.D277])" office:value-type="float" office:value="3">
            <text:p>3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table:formula="oooc:=ROUNDDOWN([.C278];[.D278])" office:value-type="float" office:value="120">
            <text:p>120</text:p>
          </table:table-cell>
          <table:table-cell office:value-type="float" office:value="123.456">
            <text:p>123,456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">
            <text:p>3,141</text:p>
          </table:table-cell>
          <table:table-cell table:formula="oooc:=ROUNDDOWN([.C279];[.D279])" office:value-type="float" office:value="3.141">
            <text:p>3,141</text:p>
          </table:table-cell>
          <table:table-cell office:value-type="float" office:value="3.14159">
            <text:p>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5">
            <text:p>3,1415</text:p>
          </table:table-cell>
          <table:table-cell table:formula="oooc:=ROUNDDOWN([.C280];[.D280])" office:value-type="float" office:value="3.1415">
            <text:p>3,1415</text:p>
          </table:table-cell>
          <table:table-cell office:value-type="float" office:value="3.14159">
            <text:p>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.141">
            <text:p>-3,141</text:p>
          </table:table-cell>
          <table:table-cell table:formula="oooc:=ROUNDDOWN([.C281];[.D281])" office:value-type="float" office:value="-3.141">
            <text:p>-3,141</text:p>
          </table:table-cell>
          <table:table-cell office:value-type="float" office:value="-3.14159">
            <text:p>-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-3.1415">
            <text:p>-3,1415</text:p>
          </table:table-cell>
          <table:table-cell table:formula="oooc:=ROUNDDOWN([.C282];[.D282])" office:value-type="float" office:value="-3.1415">
            <text:p>-3,1415</text:p>
          </table:table-cell>
          <table:table-cell office:value-type="float" office:value="-3.14159">
            <text:p>-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4">
            <text:p>4</text:p>
          </table:table-cell>
          <table:table-cell table:formula="oooc:=ROUNDUP([.C284];[.D284])" office:value-type="float" office:value="4">
            <text:p>4</text:p>
          </table:table-cell>
          <table:table-cell office:value-type="float" office:value="3.2">
            <text:p>3,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number-columns-repeated="244"/>
        </table:table-row>
        <table:table-row table:style-name="ro2">
          <table:table-cell office:value-type="float" office:value="130">
            <text:p>130</text:p>
          </table:table-cell>
          <table:table-cell table:formula="oooc:=ROUNDUP([.C285];[.D285])" office:value-type="float" office:value="130">
            <text:p>130</text:p>
          </table:table-cell>
          <table:table-cell office:value-type="float" office:value="123.456">
            <text:p>123,456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2">
            <text:p>3,142</text:p>
          </table:table-cell>
          <table:table-cell table:formula="oooc:=ROUNDUP([.C286];[.D286])" office:value-type="float" office:value="3.142">
            <text:p>3,142</text:p>
          </table:table-cell>
          <table:table-cell office:value-type="float" office:value="3.14159">
            <text:p>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.1416">
            <text:p>3,1416</text:p>
          </table:table-cell>
          <table:table-cell table:formula="oooc:=ROUNDUP([.C287];[.D287])" office:value-type="float" office:value="3.1416">
            <text:p>3,1416</text:p>
          </table:table-cell>
          <table:table-cell office:value-type="float" office:value="3.14159">
            <text:p>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.142">
            <text:p>-3,142</text:p>
          </table:table-cell>
          <table:table-cell table:formula="oooc:=ROUNDUP([.C288];[.D288])" office:value-type="float" office:value="-3.142">
            <text:p>-3,142</text:p>
          </table:table-cell>
          <table:table-cell office:value-type="float" office:value="-3.14159">
            <text:p>-3,1415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.1416">
            <text:p>-3,1416</text:p>
          </table:table-cell>
          <table:table-cell table:formula="oooc:=ROUNDUP([.C289];[.D289])" office:value-type="float" office:value="-3.1416">
            <text:p>-3,1416</text:p>
          </table:table-cell>
          <table:table-cell office:value-type="float" office:value="-3.14159">
            <text:p>-3,14159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2">
            <text:p>12</text:p>
          </table:table-cell>
          <table:table-cell table:formula="oooc:=TRUNC([.C291])" office:value-type="float" office:value="12">
            <text:p>12</text:p>
          </table:table-cell>
          <table:table-cell office:value-type="float" office:value="12.999">
            <text:p>12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number-columns-repeated="244"/>
        </table:table-row>
        <table:table-row table:style-name="ro2">
          <table:table-cell office:value-type="float" office:value="12">
            <text:p>12</text:p>
          </table:table-cell>
          <table:table-cell table:formula="oooc:=TRUNC([.C292])" office:value-type="float" office:value="12">
            <text:p>12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293])" office:value-type="float" office:value="-12">
            <text:p>-12</text:p>
          </table:table-cell>
          <table:table-cell office:value-type="float" office:value="-12">
            <text:p>-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-12">
            <text:p>-12</text:p>
          </table:table-cell>
          <table:table-cell table:formula="oooc:=TRUNC([.C294])" office:value-type="float" office:value="-12">
            <text:p>-12</text:p>
          </table:table-cell>
          <table:table-cell office:value-type="float" office:value="-12.999">
            <text:p>-12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RUNC([.C29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RUNC([.C296])" office:value-type="float" office:value="0">
            <text:p>0</text:p>
          </table:table-cell>
          <table:table-cell office:value-type="float" office:value="0.999">
            <text:p>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TRUNC([.C297])" office:value-type="float" office:value="0">
            <text:p>0</text:p>
          </table:table-cell>
          <table:table-cell office:value-type="float" office:value="-0.999">
            <text:p>-0,9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TRUNC([.C298];[.D298])" office:value-type="float" office:value="12">
            <text:p>12</text:p>
          </table:table-cell>
          <table:table-cell office:value-type="float" office:value="12.009">
            <text:p>12,00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.01">
            <text:p>12,01</text:p>
          </table:table-cell>
          <table:table-cell table:formula="oooc:=TRUNC([.C299];[.D299])" office:value-type="float" office:value="12.01">
            <text:p>12,01</text:p>
          </table:table-cell>
          <table:table-cell office:value-type="float" office:value="12.01">
            <text:p>12,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.99">
            <text:p>12,99</text:p>
          </table:table-cell>
          <table:table-cell table:formula="oooc:=TRUNC([.C300];[.D300])" office:value-type="float" office:value="12.99">
            <text:p>12,99</text:p>
          </table:table-cell>
          <table:table-cell office:value-type="float" office:value="12.999">
            <text:p>12,99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TRUNC([.C301];[.D301])" office:value-type="float" office:value="12">
            <text:p>12</text:p>
          </table:table-cell>
          <table:table-cell office:value-type="float" office:value="12.001">
            <text:p>12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302];[.D302])" office:value-type="float" office:value="-12">
            <text:p>-12</text:p>
          </table:table-cell>
          <table:table-cell office:value-type="float" office:value="-12">
            <text:p>-12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303];[.D303])" office:value-type="float" office:value="-12">
            <text:p>-12</text:p>
          </table:table-cell>
          <table:table-cell office:value-type="float" office:value="-12.009">
            <text:p>-12,009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-12.01">
            <text:p>-12,01</text:p>
          </table:table-cell>
          <table:table-cell table:formula="oooc:=TRUNC([.C304];[.D304])" office:value-type="float" office:value="-12.01">
            <text:p>-12,01</text:p>
          </table:table-cell>
          <table:table-cell office:value-type="float" office:value="-12.01">
            <text:p>-12,01</text:p>
          </table:table-cell>
          <table:table-cell office:value-type="float" office:value="2.9">
            <text:p>2,9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12">
            <text:p>-12</text:p>
          </table:table-cell>
          <table:table-cell table:formula="oooc:=TRUNC([.C305];[.D305])" office:value-type="float" office:value="-12">
            <text:p>-12</text:p>
          </table:table-cell>
          <table:table-cell office:value-type="float" office:value="-12.001">
            <text:p>-12,001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4">
          <table:table-cell office:value-type="float" office:value="12300">
            <text:p>12300</text:p>
          </table:table-cell>
          <table:table-cell table:formula="oooc:=TRUNC([.C306];[.D306])" office:value-type="float" office:value="12300">
            <text:p>12300</text:p>
          </table:table-cell>
          <table:table-cell office:value-type="float" office:value="12345">
            <text:p>12345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000">
            <text:p>10000</text:p>
          </table:table-cell>
          <table:table-cell table:formula="oooc:=TRUNC([.C307];[.D307])" office:value-type="float" office:value="10000">
            <text:p>10000</text:p>
          </table:table-cell>
          <table:table-cell office:value-type="float" office:value="12345">
            <text:p>12345</text:p>
          </table:table-cell>
          <table:table-cell office:value-type="float" office:value="-4">
            <text:p>-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4">
            <text:p>-4</text:p>
          </table:table-cell>
          <table:table-cell table:formula="oooc:=EVEN([.C309])"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number-columns-repeated="244"/>
        </table:table-row>
        <table:table-row table:style-name="ro2">
          <table:table-cell office:value-type="float" office:value="-4">
            <text:p>-4</text:p>
          </table:table-cell>
          <table:table-cell table:formula="oooc:=EVEN([.C310])" office:value-type="float" office:value="-4">
            <text:p>-4</text:p>
          </table:table-cell>
          <table:table-cell office:value-type="float" office:value="-2.001">
            <text:p>-2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EVEN([.C311])" office:value-type="float" office:value="-2">
            <text:p>-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EVEN([.C312])" office:value-type="float" office:value="-2">
            <text:p>-2</text:p>
          </table:table-cell>
          <table:table-cell office:value-type="float" office:value="-1.001">
            <text:p>-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EVEN([.C313])" office:value-type="float" office:value="-2">
            <text:p>-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EVEN([.C31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EVEN([.C315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EVEN([.C316])" office:value-type="float" office:value="2">
            <text:p>2</text:p>
          </table:table-cell>
          <table:table-cell office:value-type="float" office:value="1.001">
            <text:p>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EVEN([.C317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EVEN([.C318])" office:value-type="float" office:value="4">
            <text:p>4</text:p>
          </table:table-cell>
          <table:table-cell office:value-type="float" office:value="2.001">
            <text:p>2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EVEN([.C319])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ODD([.C321]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number-columns-repeated="244"/>
        </table:table-row>
        <table:table-row table:style-name="ro2">
          <table:table-cell office:value-type="float" office:value="-3">
            <text:p>-3</text:p>
          </table:table-cell>
          <table:table-cell table:formula="oooc:=ODD([.C322])"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-3">
            <text:p>-3</text:p>
          </table:table-cell>
          <table:table-cell table:formula="oooc:=ODD([.C323])" office:value-type="float" office:value="-3">
            <text:p>-3</text:p>
          </table:table-cell>
          <table:table-cell office:value-type="float" office:value="-1.001">
            <text:p>-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ODD([.C324]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ODD([.C325])" office:value-type="float" office:value="-1">
            <text:p>-1</text:p>
          </table:table-cell>
          <table:table-cell office:value-type="float" office:value="-0.001">
            <text:p>-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ODD([.C326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ODD([.C327])" office:value-type="float" office:value="1">
            <text:p>1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ODD([.C328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ODD([.C329])" office:value-type="float" office:value="3">
            <text:p>3</text:p>
          </table:table-cell>
          <table:table-cell office:value-type="float" office:value="1.001">
            <text:p>1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ODD([.C330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ODD([.C331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INT([.C333])" office:value-type="float" office:value="-3">
            <text:p>-3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number-columns-repeated="244"/>
        </table:table-row>
        <table:table-row table:style-name="ro2">
          <table:table-cell office:value-type="float" office:value="-3">
            <text:p>-3</text:p>
          </table:table-cell>
          <table:table-cell table:formula="oooc:=INT([.C334])" office:value-type="float" office:value="-3">
            <text:p>-3</text:p>
          </table:table-cell>
          <table:table-cell office:value-type="float" office:value="-2.5">
            <text:p>-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INT([.C335])" office:value-type="float" office:value="-2">
            <text:p>-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INT([.C336])" office:value-type="float" office:value="-2">
            <text:p>-2</text:p>
          </table:table-cell>
          <table:table-cell office:value-type="float" office:value="-1.5">
            <text:p>-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1">
            <text:p>-1</text:p>
          </table:table-cell>
          <table:table-cell table:formula="oooc:=INT([.C337])"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INT([.C338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INT([.C339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INT([.C340])"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INT([.C341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float" office:value="2">
            <text:p>2</text:p>
          </table:table-cell>
          <table:table-cell table:formula="oooc:=INT([.C342])" office:value-type="float" office:value="2">
            <text:p>2</text:p>
          </table:table-cell>
          <table:table-cell office:value-type="float" office:value="2.5">
            <text:p>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INT([.C343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49787068367864">
            <text:p>0,04979</text:p>
          </table:table-cell>
          <table:table-cell table:formula="oooc:=EXP([.C345])" office:value-type="float" office:value="0.049787068367864">
            <text:p>0,04979</text:p>
          </table:table-cell>
          <table:table-cell office:value-type="float" office:value="-3">
            <text:p>-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number-columns-repeated="244"/>
        </table:table-row>
        <table:table-row table:style-name="ro2">
          <table:table-cell office:value-type="float" office:value="0.0820849986238988">
            <text:p>0,08208</text:p>
          </table:table-cell>
          <table:table-cell table:formula="oooc:=EXP([.C346])" office:value-type="float" office:value="0.0820849986238988">
            <text:p>0,08208</text:p>
          </table:table-cell>
          <table:table-cell office:value-type="float" office:value="-2.5">
            <text:p>-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135335283236613">
            <text:p>0,13534</text:p>
          </table:table-cell>
          <table:table-cell table:formula="oooc:=EXP([.C347])" office:value-type="float" office:value="0.135335283236613">
            <text:p>0,13534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22313016014843">
            <text:p>0,22313</text:p>
          </table:table-cell>
          <table:table-cell table:formula="oooc:=EXP([.C348])" office:value-type="float" office:value="0.22313016014843">
            <text:p>0,22313</text:p>
          </table:table-cell>
          <table:table-cell office:value-type="float" office:value="-1.5">
            <text:p>-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367879441171442">
            <text:p>0,36788</text:p>
          </table:table-cell>
          <table:table-cell table:formula="oooc:=EXP([.C349])" office:value-type="float" office:value="0.367879441171442">
            <text:p>0,36788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EXP([.C35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.71828182845905">
            <text:p>2,71828</text:p>
          </table:table-cell>
          <table:table-cell table:formula="oooc:=EXP([.C351])" office:value-type="float" office:value="2.71828182845904">
            <text:p>2,71828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.48168907033806">
            <text:p>4,48169</text:p>
          </table:table-cell>
          <table:table-cell table:formula="oooc:=EXP([.C352])" office:value-type="float" office:value="4.48168907033806">
            <text:p>4,48169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7.38905609893065">
            <text:p>7,38906</text:p>
          </table:table-cell>
          <table:table-cell table:formula="oooc:=EXP([.C353])" office:value-type="float" office:value="7.38905609893065">
            <text:p>7,38906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5">
          <table:table-cell office:value-type="float" office:value="12.1824939607035">
            <text:p>12,18249</text:p>
          </table:table-cell>
          <table:table-cell table:formula="oooc:=EXP([.C354])" office:value-type="float" office:value="12.1824939607035">
            <text:p>12,18249</text:p>
          </table:table-cell>
          <table:table-cell office:value-type="float" office:value="2.5">
            <text:p>2,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.0855369231877">
            <text:p>20,08554</text:p>
          </table:table-cell>
          <table:table-cell table:formula="oooc:=EXP([.C355])" office:value-type="float" office:value="20.0855369231877">
            <text:p>20,08554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65536">
            <text:p>65536</text:p>
          </table:table-cell>
          <table:table-cell table:formula="oooc:=POWER([.C357];[.D357])"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number-columns-repeated="244"/>
        </table:table-row>
        <table:table-row table:style-name="ro2">
          <table:table-cell office:value-type="float" office:value="-184528125">
            <text:p>-184528125</text:p>
          </table:table-cell>
          <table:table-cell table:formula="oooc:=POWER([.C358];[.D358])" office:value-type="float" office:value="-184528125">
            <text:p>-184528125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0959.1556378139">
            <text:p>20959,15564</text:p>
          </table:table-cell>
          <table:table-cell table:formula="oooc:=POWER([.C359];[.D359])" office:value-type="float" office:value="20959.1556378138">
            <text:p>20959,15564</text:p>
          </table:table-cell>
          <table:table-cell office:value-type="float" office:value="1.01">
            <text:p>1,01</text:p>
          </table:table-cell>
          <table:table-cell office:value-type="float" office:value="1000">
            <text:p>100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6">
            <text:p>16</text:p>
          </table:table-cell>
          <table:table-cell table:formula="oooc:=POWER([.C360];[.D360])"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0.3154038546584">
            <text:p>40,3154</text:p>
          </table:table-cell>
          <table:table-cell table:formula="oooc:=POWER([.C361];[.D361])" office:value-type="float" office:value="40.3154038546584">
            <text:p>40,3154</text:p>
          </table:table-cell>
          <table:table-cell office:value-type="float" office:value="20">
            <text:p>20</text:p>
          </table:table-cell>
          <table:table-cell office:value-type="float" office:value="1.234">
            <text:p>1,23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1145.1690984912">
            <text:p>21145,1691</text:p>
          </table:table-cell>
          <table:table-cell table:formula="oooc:=POWER([.C362];[.D362])" office:value-type="float" office:value="21145.1690984912">
            <text:p>21145,1691</text:p>
          </table:table-cell>
          <table:table-cell office:value-type="float" office:value="1.01">
            <text:p>1,01</text:p>
          </table:table-cell>
          <table:table-cell office:value-type="float" office:value="1000.888">
            <text:p>1000,888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909090909090909">
            <text:p>0,09091</text:p>
          </table:table-cell>
          <table:table-cell table:formula="oooc:=POWER([.C363];[.D363])" office:value-type="float" office:value="0.0909090909090909">
            <text:p>0,09091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444444444444444">
            <text:p>0,44444</text:p>
          </table:table-cell>
          <table:table-cell table:formula="oooc:=POWER([.C364];[.D364])" office:value-type="float" office:value="0.444444444444444">
            <text:p>0,44444</text:p>
          </table:table-cell>
          <table:table-cell office:value-type="float" office:value="1.5">
            <text:p>1,5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00508336662282005">
            <text:p>0,00508</text:p>
          </table:table-cell>
          <table:table-cell table:formula="oooc:=POWER([.C365];[.D365])" office:value-type="float" office:value="0.00508336662282005">
            <text:p>0,00508</text:p>
          </table:table-cell>
          <table:table-cell office:value-type="float" office:value="2">
            <text:p>2</text:p>
          </table:table-cell>
          <table:table-cell office:value-type="float" office:value="-7.62">
            <text:p>-7,6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POWER([.C366];[.D366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POWER([.C367];[.D367])" office:value-type="float" office:value="0">
            <text:p>#VALUE!</text:p>
          </table:table-cell>
          <table:table-cell office:value-type="float" office:value="-4">
            <text:p>-4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6.90775527898214">
            <text:p>-6,90776</text:p>
          </table:table-cell>
          <table:table-cell table:formula="oooc:=LN([.C369])" office:value-type="float" office:value="-6.90775527898214">
            <text:p>-6,90776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number-columns-repeated="244"/>
        </table:table-row>
        <table:table-row table:style-name="ro2">
          <table:table-cell office:value-type="float" office:value="-2.30258509299405">
            <text:p>-2,30259</text:p>
          </table:table-cell>
          <table:table-cell table:formula="oooc:=LN([.C370])" office:value-type="float" office:value="-2.30258509299405">
            <text:p>-2,30259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LN([.C371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95033085316809">
            <text:p>0,00995</text:p>
          </table:table-cell>
          <table:table-cell table:formula="oooc:=LN([.C372])" office:value-type="float" office:value="0.00995033085316809">
            <text:p>0,00995</text:p>
          </table:table-cell>
          <table:table-cell office:value-type="float" office:value="1.01">
            <text:p>1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9896315728952">
            <text:p>0,9999</text:p>
          </table:table-cell>
          <table:table-cell table:formula="oooc:=LN([.C373])" office:value-type="float" office:value="0.999896315728952">
            <text:p>0,9999</text:p>
          </table:table-cell>
          <table:table-cell office:value-type="float" office:value="2.718">
            <text:p>2,71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0026416565033">
            <text:p>1,00026</text:p>
          </table:table-cell>
          <table:table-cell table:formula="oooc:=LN([.C374])" office:value-type="float" office:value="1.00026416565033">
            <text:p>1,00026</text:p>
          </table:table-cell>
          <table:table-cell office:value-type="float" office:value="2.719">
            <text:p>2,71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5">
          <table:table-cell office:value-type="float" office:value="20.7232658369464">
            <text:p>20,72327</text:p>
          </table:table-cell>
          <table:table-cell table:formula="oooc:=LN([.C375])" office:value-type="float" office:value="20.7232658369464">
            <text:p>20,72327</text:p>
          </table:table-cell>
          <table:table-cell office:value-type="float" office:value="1000000000">
            <text:p>1000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-Inf/FE</text:p>
          </table:table-cell>
          <table:table-cell table:formula="oooc:=LN([.C376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N([.C377])" office:value-type="float" office:value="0">
            <text:p>Err:502</text:p>
          </table:table-cell>
          <table:table-cell office:value-type="float" office:value="-5">
            <text:p>-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LOG([.C379];10)" office:value-type="float" office:value="-3">
            <text:p>-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LOG([.C380];1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LOG([.C381];10)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4139268515823">
            <text:p>1,04139</text:p>
          </table:table-cell>
          <table:table-cell table:formula="oooc:=LOG([.C382];10)" office:value-type="float" office:value="1.04139268515823">
            <text:p>1,04139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2.09590327428938">
            <text:p>-2,0959</text:p>
          </table:table-cell>
          <table:table-cell table:formula="oooc:=LOG([.C383];[.D383])" office:value-type="float" office:value="-2.09590327428938">
            <text:p>-2,0959</text:p>
          </table:table-cell>
          <table:table-cell office:value-type="float" office:value="0.1">
            <text:p>0,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LOG([.C384];[.D38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9590327428938">
            <text:p>2,0959</text:p>
          </table:table-cell>
          <table:table-cell table:formula="oooc:=LOG([.C385];[.D385])" office:value-type="float" office:value="2.09590327428938">
            <text:p>2,095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91632558304921">
            <text:p>-0,91633</text:p>
          </table:table-cell>
          <table:table-cell table:formula="oooc:=LOG([.C386];[.D386])" office:value-type="float" office:value="-0.91632558304921">
            <text:p>-0,91633</text:p>
          </table:table-cell>
          <table:table-cell office:value-type="float" office:value="0.1">
            <text:p>0,1</text:p>
          </table:table-cell>
          <table:table-cell office:value-type="float" office:value="12.34">
            <text:p>12,3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916325583049211">
            <text:p>0,91633</text:p>
          </table:table-cell>
          <table:table-cell table:formula="oooc:=LOG([.C387];[.D387])" office:value-type="float" office:value="0.916325583049211">
            <text:p>0,91633</text:p>
          </table:table-cell>
          <table:table-cell office:value-type="float" office:value="10">
            <text:p>10</text:p>
          </table:table-cell>
          <table:table-cell office:value-type="float" office:value="12.34">
            <text:p>12,3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656651097862631">
            <text:p>0,65665</text:p>
          </table:table-cell>
          <table:table-cell table:formula="oooc:=LOG([.C388];[.D388])" office:value-type="float" office:value="0.656651097862631">
            <text:p>0,65665</text:p>
          </table:table-cell>
          <table:table-cell office:value-type="float" office:value="0.1">
            <text:p>0,1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0.656651097862631">
            <text:p>-0,65665</text:p>
          </table:table-cell>
          <table:table-cell table:formula="oooc:=LOG([.C389];[.D389])" office:value-type="float" office:value="-0.656651097862631">
            <text:p>-0,65665</text:p>
          </table:table-cell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-Inf/FE</text:p>
          </table:table-cell>
          <table:table-cell table:formula="oooc:=LOG([.C390];10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([.C391];10)" office:value-type="float" office:value="0">
            <text:p>Err:50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0">
            <text:p>0</text:p>
          </table:table-cell>
          <table:table-cell table:formula="oooc:=LOG([.C392];[.D392])" office:value-type="float" office:value="0">
            <text:p>Err:50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([.C393];[.D393])" office:value-type="float" office:value="0">
            <text:p>Err:50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-Inf/FE</text:p>
          </table:table-cell>
          <table:table-cell table:formula="oooc:=LOG([.C394];[.D394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([.C395];[.D395])" office:value-type="float" office:value="0">
            <text:p>Err:50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+Inf/FE</text:p>
          </table:table-cell>
          <table:table-cell table:formula="oooc:=LOG([.C396];[.D396])" office:value-type="float" office:value="0">
            <text:p>Err:5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-3">
            <text:p>-3</text:p>
          </table:table-cell>
          <table:table-cell table:formula="oooc:=LOG10([.C398])" office:value-type="float" office:value="-3">
            <text:p>-3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number-columns-repeated="244"/>
        </table:table-row>
        <table:table-row table:style-name="ro2">
          <table:table-cell office:value-type="float" office:value="-0.698970004336019">
            <text:p>-0,69897</text:p>
          </table:table-cell>
          <table:table-cell table:formula="oooc:=LOG10([.C399])" office:value-type="float" office:value="-0.698970004336019">
            <text:p>-0,69897</text:p>
          </table:table-cell>
          <table:table-cell office:value-type="float" office:value="0.2">
            <text:p>0,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LOG10([.C400]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432137378264258">
            <text:p>0,00432</text:p>
          </table:table-cell>
          <table:table-cell table:formula="oooc:=LOG10([.C401])" office:value-type="float" office:value="0.00432137378264258">
            <text:p>0,00432</text:p>
          </table:table-cell>
          <table:table-cell office:value-type="float" office:value="1.01">
            <text:p>1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LOG10([.C402])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0043407747932">
            <text:p>1,00043</text:p>
          </table:table-cell>
          <table:table-cell table:formula="oooc:=LOG10([.C403])" office:value-type="float" office:value="1.00043407747932">
            <text:p>1,00043</text:p>
          </table:table-cell>
          <table:table-cell office:value-type="float" office:value="10.01">
            <text:p>1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9">
            <text:p>9</text:p>
          </table:table-cell>
          <table:table-cell table:formula="oooc:=LOG10([.C404])" office:value-type="float" office:value="9">
            <text:p>9</text:p>
          </table:table-cell>
          <table:table-cell office:value-type="float" office:value="1000000000">
            <text:p>10000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-Inf/FE</text:p>
          </table:table-cell>
          <table:table-cell table:formula="oooc:=LOG10([.C405]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NaN/FE</text:p>
          </table:table-cell>
          <table:table-cell table:formula="oooc:=LOG10([.C406])" office:value-type="float" office:value="0">
            <text:p>Err:502</text:p>
          </table:table-cell>
          <table:table-cell office:value-type="float" office:value="-2">
            <text:p>-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">
            <text:p>0</text:p>
          </table:table-cell>
          <table:table-cell table:formula="oooc:=MOD([.C408];[.D408])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-3">
            <text:p>-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MOD([.C409];[.D409])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3">
            <text:p>-3</text:p>
          </table:table-cell>
          <table:table-cell table:formula="oooc:=MOD([.C410];[.D410])" office:value-type="float" office:value="-3">
            <text:p>-3</text:p>
          </table:table-cell>
          <table:table-cell office:value-type="float" office:value="17">
            <text:p>17</text:p>
          </table:table-cell>
          <table:table-cell office:value-type="float" office:value="-5">
            <text:p>-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OD([.C411];[.D411])" office:value-type="float" office:value="3">
            <text:p>3</text:p>
          </table:table-cell>
          <table:table-cell office:value-type="float" office:value="-17">
            <text:p>-17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-2">
            <text:p>-2</text:p>
          </table:table-cell>
          <table:table-cell table:formula="oooc:=MOD([.C412];[.D412])" office:value-type="float" office:value="-2">
            <text:p>-2</text:p>
          </table:table-cell>
          <table:table-cell office:value-type="float" office:value="-17">
            <text:p>-17</text:p>
          </table:table-cell>
          <table:table-cell office:value-type="float" office:value="-5">
            <text:p>-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5">
            <text:p>0,5</text:p>
          </table:table-cell>
          <table:table-cell table:formula="oooc:=MOD([.C413];[.D413])" office:value-type="float" office:value="0.5">
            <text:p>0,5</text:p>
          </table:table-cell>
          <table:table-cell office:value-type="float" office:value="17">
            <text:p>17</text:p>
          </table:table-cell>
          <table:table-cell office:value-type="float" office:value="5.5">
            <text:p>5,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84">
            <text:p>1,84</text:p>
          </table:table-cell>
          <table:table-cell table:formula="oooc:=MOD([.C414];[.D414])" office:value-type="float" office:value="1.84">
            <text:p>1,84</text:p>
          </table:table-cell>
          <table:table-cell office:value-type="float" office:value="34">
            <text:p>34</text:p>
          </table:table-cell>
          <table:table-cell office:value-type="float" office:value="2.01">
            <text:p>2,0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NaN/AE</text:p>
          </table:table-cell>
          <table:table-cell table:formula="oooc:=MOD([.C415];[.D415])" office:value-type="float" office:value="0">
            <text:p>#VALUE!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0316227766016838">
            <text:p>0,03162</text:p>
          </table:table-cell>
          <table:table-cell table:formula="oooc:=SQRT([.C417])" office:value-type="float" office:value="0.0316227766016838">
            <text:p>0,03162</text:p>
          </table:table-cell>
          <table:table-cell office:value-type="float" office:value="0.001">
            <text:p>0,0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number-columns-repeated="244"/>
        </table:table-row>
        <table:table-row table:style-name="ro2">
          <table:table-cell office:value-type="float" office:value="0.1">
            <text:p>0,1</text:p>
          </table:table-cell>
          <table:table-cell table:formula="oooc:=SQRT([.C418])" office:value-type="float" office:value="0.1">
            <text:p>0,1</text:p>
          </table:table-cell>
          <table:table-cell office:value-type="float" office:value="0.01">
            <text:p>0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99498743710662">
            <text:p>0,99499</text:p>
          </table:table-cell>
          <table:table-cell table:formula="oooc:=SQRT([.C419])" office:value-type="float" office:value="0.99498743710662">
            <text:p>0,99499</text:p>
          </table:table-cell>
          <table:table-cell office:value-type="float" office:value="0.99">
            <text:p>0,9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SQRT([.C42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.00498756211209">
            <text:p>1,00499</text:p>
          </table:table-cell>
          <table:table-cell table:formula="oooc:=SQRT([.C421])" office:value-type="float" office:value="1.00498756211209">
            <text:p>1,00499</text:p>
          </table:table-cell>
          <table:table-cell office:value-type="float" office:value="1.01">
            <text:p>1,0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.16227766016838">
            <text:p>3,16228</text:p>
          </table:table-cell>
          <table:table-cell table:formula="oooc:=SQRT([.C422])" office:value-type="float" office:value="3.16227766016838">
            <text:p>3,16228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SQRT([.C423])"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16.227766016838">
            <text:p>316,22777</text:p>
          </table:table-cell>
          <table:table-cell table:formula="oooc:=SQRT([.C424])" office:value-type="float" office:value="316.227766016838">
            <text:p>316,22777</text:p>
          </table:table-cell>
          <table:table-cell office:value-type="float" office:value="100000">
            <text:p>1000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SQRT([.C425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N/FE</text:p>
          </table:table-cell>
          <table:table-cell table:formula="oooc:=SQRT([.C426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string">
            <text:p>!NUM:FE</text:p>
          </table:table-cell>
          <table:table-cell table:formula="oooc:=FACT([.C428])" office:value-type="float" office:value="0">
            <text:p>Err:502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FACT([.C429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ACT([.C430])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ACT([.C431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FACT([.C432])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4">
            <text:p>24</text:p>
          </table:table-cell>
          <table:table-cell table:formula="oooc:=FACT([.C433])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FACT([.C434])" office:value-type="float" office:value="120">
            <text:p>120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720">
            <text:p>720</text:p>
          </table:table-cell>
          <table:table-cell table:formula="oooc:=FACT([.C435])" office:value-type="float" office:value="720">
            <text:p>720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5040">
            <text:p>5040</text:p>
          </table:table-cell>
          <table:table-cell table:formula="oooc:=FACT([.C436])" office:value-type="float" office:value="5040">
            <text:p>5040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0320">
            <text:p>40320</text:p>
          </table:table-cell>
          <table:table-cell table:formula="oooc:=FACT([.C437])" office:value-type="float" office:value="40320">
            <text:p>40320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62880">
            <text:p>362880</text:p>
          </table:table-cell>
          <table:table-cell table:formula="oooc:=FACT([.C438])" office:value-type="float" office:value="362880">
            <text:p>362880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628800">
            <text:p>3628800</text:p>
          </table:table-cell>
          <table:table-cell table:formula="oooc:=FACT([.C439])" office:value-type="float" office:value="3628800">
            <text:p>3628800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916800">
            <text:p>39916800</text:p>
          </table:table-cell>
          <table:table-cell table:formula="oooc:=FACT([.C440])" office:value-type="float" office:value="39916800">
            <text:p>39916800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9001600">
            <text:p>479001600</text:p>
          </table:table-cell>
          <table:table-cell table:formula="oooc:=FACT([.C441])" office:value-type="float" office:value="479001600">
            <text:p>479001600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6227020800">
            <text:p>6227020800</text:p>
          </table:table-cell>
          <table:table-cell table:formula="oooc:=FACT([.C442])" office:value-type="float" office:value="6227020800">
            <text:p>6227020800</text:p>
          </table:table-cell>
          <table:table-cell office:value-type="float" office:value="13">
            <text:p>1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87178291200">
            <text:p>87178291200</text:p>
          </table:table-cell>
          <table:table-cell table:formula="oooc:=FACT([.C443])" office:value-type="float" office:value="87178291200">
            <text:p>87178291200</text:p>
          </table:table-cell>
          <table:table-cell office:value-type="float" office:value="14">
            <text:p>14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307674368000">
            <text:p>1307674368000</text:p>
          </table:table-cell>
          <table:table-cell table:formula="oooc:=FACT([.C444])" office:value-type="float" office:value="1307674368000">
            <text:p>1307674368000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2.43290200817664E+018">
            <text:p>2,43290E+018</text:p>
          </table:table-cell>
          <table:table-cell table:formula="oooc:=FACT([.C445])" office:value-type="float" office:value="2.43290200817664E+018">
            <text:p>2,43290E+018</text:p>
          </table:table-cell>
          <table:table-cell office:value-type="float" office:value="20">
            <text:p>2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formula="oooc:=FACT([.C446])"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FACT([.C447])" office:value-type="float" office:value="1">
            <text:p>1</text:p>
          </table:table-cell>
          <table:table-cell office:value-type="float" office:value="1.9">
            <text:p>1,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FACT([.C448])" office:value-type="float" office:value="2">
            <text:p>2</text:p>
          </table:table-cell>
          <table:table-cell office:value-type="float" office:value="2.1">
            <text:p>2,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table:formula="oooc:=COMBIN([.C450];[.D450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formula="oooc:=COMBIN([.C451];[.D451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2];[.D452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3];[.D453]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OMBIN([.C454];[.D454])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5];[.D455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6];[.D456])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MBIN([.C457];[.D457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MBIN([.C458];[.D458])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MBIN([.C459];[.D459])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COMBIN([.C460];[.D460]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52">
            <text:p>252</text:p>
          </table:table-cell>
          <table:table-cell table:formula="oooc:=COMBIN([.C461];[.D461])" office:value-type="float" office:value="252">
            <text:p>25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COMBIN([.C462];[.D462])"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OMBIN([.C463];[.D463])" office:value-type="float" office:value="0">
            <text:p>Err:5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OMBIN([.C464];[.D464])" office:value-type="float" office:value="0">
            <text:p>Err:50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OMBIN([.C465];[.D465])" office:value-type="float" office:value="0">
            <text:p>Err:5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6507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5:57:08</dc:date>
    <meta:editing-cycles>3</meta:editing-cycles>
    <meta:editing-duration>PT6M33S</meta:editing-duration>
    <meta:user-defined meta:name="Info 1"/>
    <meta:user-defined meta:name="Info 2"/>
    <meta:user-defined meta:name="Info 3"/>
    <meta:user-defined meta:name="Info 4"/>
    <meta:document-statistic meta:table-count="1" meta:cell-count="1972"/>
  </office:meta>
</office:document-meta>
</file>